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mes New RomaTinuasn" svg:font-family="'Times New RomaTinuasn'"/>
    <style:font-face style:name="Tinuas" svg:font-family="Tinuas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us" fo:font-size="14pt" style:font-size-asian="14pt" style:font-size-complex="14pt"/>
    </style:style>
    <style:style style:name="P2" style:family="paragraph" style:parent-style-name="Standard">
      <style:text-properties style:font-name="Tinus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Eu vou abrir o meu coração / Uma Canção pra Deus</text:p>
      <text:p text:style-name="P1"></text:p>
      <text:p text:style-name="P1">Intro 2x: G9 <text:s/>D <text:s/>Em <text:s/>C</text:p>
      <text:p text:style-name="P1"></text:p>
      <text:p text:style-name="P1">G <text:s text:c="7"/>D <text:s text:c="12"/>Em</text:p>
      <text:p text:style-name="P1">Eu Vou Abrir o Meu Coração</text:p>
      <text:p text:style-name="P1"><text:s text:c="8"/>C</text:p>
      <text:p text:style-name="P1">Pra Deixar o Meu noivo entrar</text:p>
      <text:p text:style-name="P1">G <text:s text:c="2"/>D <text:s text:c="24"/>Em</text:p>
      <text:p text:style-name="P1">Meu Deus a ti entrego essa canção</text:p>
      <text:p text:style-name="P1"><text:s text:c="12"/>C</text:p>
      <text:p text:style-name="P1">E os meus planos no teu altar</text:p>
      <text:p text:style-name="P1">Em <text:s text:c="11"/>D <text:s text:c="18"/>C</text:p>
      <text:p text:style-name="P1">Não vou mais ligar pro que vão dizer</text:p>
      <text:p text:style-name="P1"><text:s text:c="17"/>Am <text:s text:c="21"/>Em</text:p>
      <text:p text:style-name="P1">Estar na tua presença (Senhor) é meu prazer</text:p>
      <text:p text:style-name="P1"><text:s text:c="15"/>D <text:s text:c="15"/>C</text:p>
      <text:p text:style-name="P1">Em ti eu buscarei a minha salvação</text:p>
      <text:p text:style-name="P1"><text:s text:c="17"/>Am <text:s text:c="11"/>D</text:p>
      <text:p text:style-name="P1">Pois só tu és o Deus da minha provisão.</text:p>
      <text:p text:style-name="P1"></text:p>
      <text:p text:style-name="P1">Refrão:</text:p>
      <text:p text:style-name="P1">G <text:s text:c="2"/>D <text:s text:c="16"/>Em</text:p>
      <text:p text:style-name="P1">Eu vou abrir meu coração</text:p>
      <text:p text:style-name="P1"><text:s text:c="12"/>C <text:s text:c="16"/>G</text:p>
      <text:p text:style-name="P1">Vou deixar tudo só pra te adorar</text:p>
      <text:p text:style-name="P1"><text:s text:c="10"/>D <text:s text:c="20"/>Em</text:p>
      <text:p text:style-name="P1">Senhor Jesus, Eu grito "Eis-me Aqui"</text:p>
      <text:p text:style-name="P1"><text:s text:c="15"/>C <text:s text:c="14"/>D <text:s text:c="7"/>G</text:p>
      <text:p text:style-name="P1">Preciso te sentir, Tua Voz eu quero ouvir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mes New RomaTinuasn" svg:font-family="'Times New RomaTinuasn'"/>
    <style:font-face style:name="Tinuas" svg:font-family="Tinuas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01T22:20:49</meta:creation-date>
    <meta:document-statistic meta:table-count="0" meta:image-count="0" meta:object-count="0" meta:page-count="1" meta:paragraph-count="30" meta:word-count="129" meta:character-count="862"/>
    <dc:date>2016-06-01T22:22:08</dc:date>
    <meta:editing-duration>PT1M20S</meta:editing-duration>
    <meta:editing-cycles>1</meta:editing-cycles>
    <meta:generator>OpenOffice/4.1.2$Linux OpenOffice.org_project/412m3$Build-9782</meta:generator>
  </office:meta>
</office:document-meta>
</file>